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E0000025B2E684E8550A3CA67.png" manifest:media-type="image/png"/>
  <manifest:file-entry manifest:full-path="Pictures/1000000000000258000001907DA72B23C8FEE829.jpg" manifest:media-type="image/jpeg"/>
  <manifest:file-entry manifest:full-path="Pictures/100000000000011A0000025BF622B0F20C37A1A4.jpg" manifest:media-type="image/jpeg"/>
  <manifest:file-entry manifest:full-path="Pictures/10000000000001530000025B8BA4FE1122AC2D78.jpg" manifest:media-type="image/jpeg"/>
  <manifest:file-entry manifest:full-path="Pictures/10000000000001900000011111FAC3CF253984A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039" officeooo:paragraph-rsid="00051039"/>
    </style:style>
    <style:style style:name="P2" style:family="paragraph" style:parent-style-name="Standard">
      <style:text-properties officeooo:rsid="0005103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929in, 0.0465in, 0.653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x="-0.9602in" svg:y="-0.7874in" svg:width="8.4335in" svg:height="5.7563in" draw:z-index="0"><draw:image xlink:href="Pictures/10000000000001900000011111FAC3CF253984AA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2" text:anchor-type="char" svg:x="-0.011in" svg:y="-0.6929in" svg:width="5.8646in" svg:height="10.4319in" draw:z-index="1"><draw:image xlink:href="Pictures/10000000000001530000025B8BA4FE1122AC2D78.jpg" xlink:type="simple" xlink:show="embed" xlink:actuate="onLoad" draw:mime-type="image/jpe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char" svg:x="1.178in" svg:y="-0.5398in" svg:width="5.4465in" svg:height="9.2957in" draw:z-index="3"><draw:image xlink:href="Pictures/100000000000011A0000025BF622B0F20C37A1A4.jpg" xlink:type="simple" xlink:show="embed" xlink:actuate="onLoad" draw:mime-type="image/jpe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draw:frame draw:style-name="fr3" draw:name="Image3" text:anchor-type="char" svg:width="8.3193in" svg:height="8.9902in" draw:z-index="2"><draw:image xlink:href="Pictures/100000000000022E0000025B2E684E8550A3CA67.png" xlink:type="simple" xlink:show="embed" xlink:actuate="onLoad" draw:mime-type="image/png"/></draw:frame><text:soft-page-break/></text:p>
      <text:p text:style-name="P1"/>
      <text:p text:style-name="P1"><draw:frame draw:style-name="fr1" draw:name="Image5" text:anchor-type="char" svg:width="8.4154in" svg:height="5.6102in" draw:z-index="4"><draw:image xlink:href="Pictures/1000000000000258000001907DA72B23C8FEE829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2:52:12.063672792</meta:creation-date>
    <dc:date>2023-09-04T22:59:46.627955796</dc:date>
    <meta:editing-duration>PT7M34S</meta:editing-duration>
    <meta:editing-cycles>1</meta:editing-cycles>
    <meta:document-statistic meta:table-count="0" meta:image-count="5" meta:object-count="0" meta:page-count="5" meta:paragraph-count="0" meta:word-count="0" meta:character-count="0" meta:non-whitespace-character-count="0"/>
    <meta:generator>LibreOffice/7.3.7.2$Linux_X86_64 LibreOffice_project/30$Build-2</meta:generator>
  </office:meta>
</office:document-meta>
</file>